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WebSessionIdResolver.getHead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WebSessionIdResolver.resolveSessionIds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WebSessionIdResolver.expireSession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WebSessionIdResolver.setHeaderName( String hea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WebSessionIdResolver.setSessionId( ServerWebExchange exchange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